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dcb05" officeooo:paragraph-rsid="000dcb0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officeooo:rsid="000dcb05" officeooo:paragraph-rsid="000dcb0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dcb05" officeooo:paragraph-rsid="00137cd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19f7d" officeooo:paragraph-rsid="00119f7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7cd1" officeooo:paragraph-rsid="00137cd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0dcb05" officeooo:paragraph-rsid="000f7d43"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f7d43" officeooo:paragraph-rsid="000f7d4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04829" officeooo:paragraph-rsid="0010482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37cd1" officeooo:paragraph-rsid="00137cd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6pt" fo:font-weight="bold" officeooo:rsid="000dcb05" officeooo:paragraph-rsid="000dcb05"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137cd1" officeooo:paragraph-rsid="00137cd1"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104829" officeooo:paragraph-rsid="00104829"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19f7d" officeooo:paragraph-rsid="00119f7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37cd1" officeooo:paragraph-rsid="00137cd1"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7d43" style:font-weight-asian="normal" style:font-weight-complex="normal"/>
    </style:style>
    <style:style style:name="T3" style:family="text">
      <style:text-properties officeooo:rsid="000f7d43"/>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365a3"/>
    </style:style>
    <style:style style:name="T6" style:family="text">
      <style:text-properties officeooo:rsid="00137cd1"/>
    </style:style>
    <style:style style:name="T7" style:family="text">
      <style:text-properties officeooo:rsid="001536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text:p>
      <text:p text:style-name="P2"/>
      <text:p text:style-name="P2">Vous devez construire une intelligence artificielle de Battleship. Voici les différentes fonctions et particularités du programme qui pourraient vous être utiles lors de votre aventure. </text:p>
      <text:p text:style-name="P2"/>
      <text:p text:style-name="P2">- Vous devez coder la fonction play() dans le fichier AI.py. La fonction représente un tour de jeu au Battleship. <text:span text:style-name="T6">À chaque tour, la fonction est appelée par le fichier Game.py. </text:span></text:p>
      <text:p text:style-name="P2"/>
      <text:p text:style-name="P2">- Vous ne pouvez pas tirer plus d'une fois par tour. Une personne qui tire plus d'une fois par tour sera disqualifié<text:span text:style-name="T5">e.</text:span></text:p>
      <text:p text:style-name="P2"/>
      <text:p text:style-name="P2">- <text:span text:style-name="T5">Les endroits où vous avez tirés ne sont pas enregistré par le jeu à moins que vous aillez touché un bateau.</text:span></text:p>
      <text:p text:style-name="P2"/>
      <text:p text:style-name="P2">- <text:span text:style-name="T5">Vous n'avez pas à placer les bateaux vous-même, ils sont placés automatiquement et de façon aléatoire.</text:span></text:p>
      <text:p text:style-name="P2"/>
      <text:p text:style-name="P2">- <text:span text:style-name="T6">Pour lancer le jeu, utilisez la commande suivante :</text:span></text:p>
      <text:p text:style-name="P5">python Game.py</text:p>
      <text:p text:style-name="P3"/>
      <text:p text:style-name="P5">- La classe GameManager, dont l'instace que vous avez est self.game_manager, gère le jeu et toutes les fonctions qui vous sont utiles pour l'intelligence artificielle y sont contenues.</text:p>
      <text:p text:style-name="P5"/>
      <text:p text:style-name="P10">game_manager.shoot(<text:span text:style-name="T5">self, </text:span>player_id, y_pos, x_pos)</text:p>
      <text:p text:style-name="P10"><text:span text:style-name="T1"/></text:p>
      <text:p text:style-name="P6"><text:span text:style-name="T1">La fonction shoot() du game_manager sert à tirer les bateaux ennemis. Le paramètre player_id permet de tirer à l'adversaire. Donner le mauvais player_id peut résulter en te tirer toi-même, c'est donc recommandé de donner le bon. Il suffit de donner </text:span>self.player_id<text:span text:style-name="T1"> qui a été initialisé lors de la construction de l'objet. Il faut </text:span><text:span text:style-name="T2">également donner une position en </text:span><text:span text:style-name="T3">y</text:span><text:span text:style-name="T2"> (la ligne) et une position en </text:span><text:span text:style-name="T3">x</text:span><text:span text:style-name="T2"> (la colonne). </text:span></text:p>
      <text:p text:style-name="P6"><text:span text:style-name="T2"/></text:p>
      <text:p text:style-name="P7"><text:span text:style-name="T1">La fonction retourne un </text:span>booléen<text:span text:style-name="T1"> qui vaut True si le tir a </text:span><text:span text:style-name="T4">coulé</text:span><text:span text:style-name="T1"> un bateau et False sinon. </text:span></text:p>
      <text:p text:style-name="P6"><text:span text:style-name="T2"/></text:p>
      <text:p text:style-name="P6"><text:span text:style-name="T2">Ex : Pour tirer en (0,0)</text:span></text:p>
      <text:p text:style-name="P6"><text:span text:style-name="T2">est_coule = game_manager.shoot(player_id, 0, 0) </text:span><text:span text:style-name="T1"><text:s/></text:span></text:p>
      <text:p text:style-name="P6"><text:span text:style-name="T1"/></text:p>
      <text:p text:style-name="P12">game_manager.get_hit_grid(<text:span text:style-name="T5">self, </text:span>player_id)</text:p>
      <text:p text:style-name="P8"><text:span text:style-name="T1"/></text:p>
      <text:p text:style-name="P8"><text:span text:style-name="T1">La fonction get_hit_grid() retourne une grille 2D de caractères contenant le caractère '~' si un bateau n'a pas été touché à cet endroit et le caractère '#' si un bateau a été touché. La grille est 10 par 10, donc les indices vont de 0 à 9. </text:span></text:p>
      <text:p text:style-name="P8"><text:span text:style-name="T1"/></text:p>
      <text:p text:style-name="P8"><text:span text:style-name="T1">Ex : </text:span></text:p>
      <text:p text:style-name="P8"><text:span text:style-name="T1">hit_grid = game_manager.get_hit_grid(self.player_id)</text:span></text:p>
      <text:p text:style-name="P8"><text:span text:style-name="T1"/></text:p>
      <text:p text:style-name="P13">game_manager.place_boats(<text:span text:style-name="T5">self, </text:span>player_id)</text:p>
      <text:p text:style-name="P13"><text:soft-page-break/></text:p>
      <text:p text:style-name="P4">La fonction place les bateaux de façon aléatoire sur la grille. La fonction est déjà appelée pour vous.</text:p>
      <text:p text:style-name="P8"><text:span text:style-name="T1"/></text:p>
      <text:p text:style-name="P11">Logique de jeu</text:p>
      <text:p text:style-name="P6"><text:span text:style-name="T1"/></text:p>
      <text:p text:style-name="P9"><text:span text:style-name="T1">Voici la logique de jeu qui vient du fichier Game.py :</text:span></text:p>
      <text:p text:style-name="P9"><text:span text:style-name="T1"/></text:p>
      <text:p text:style-name="P9">first_player.place_boats()</text:p>
      <text:p text:style-name="P9">second_player.place_boats()</text:p>
      <text:p text:style-name="P9"><text:span text:style-name="T1"/></text:p>
      <text:p text:style-name="P9">while not game_manager.is_game_finished():</text:p>
      <text:p text:style-name="P9"><text:tab/>first_player.play()</text:p>
      <text:p text:style-name="P9"><text:tab/>second_player.play()</text:p>
      <text:p text:style-name="P9"/>
      <text:p text:style-name="P9">game_manager.print_winner()</text:p>
      <text:p text:style-name="P9"/>
      <text:p text:style-name="P14">Correction</text:p>
      <text:p text:style-name="P5"/>
      <text:p text:style-name="P5">La correction tient compte du fait que le battleship compte une partie de hasard. Ainsi, la correction se fera en plusieurs tournois. Les points seront accordés en fonction de la position finale dans le tournoi. Chaque manche du tournoi sera un 501 de 1000 où <text:span text:style-name="T7">deux</text:span> AI s'affronteront. Votre AI doit donc remporter 501 parties de Battleship avant de passer à la manche suivante. <text:s/><text:span text:style-name="T7">Si votre AI remporte toutes ses manches et remporte ainsi le tournoi, il se verra accorder le maximum des points pour ce tournoi. Les AI auront des points en fonction de leur total des points suite à tous les tourno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1:08:26.353901589</meta:creation-date>
    <dc:date>2016-09-15T12:47:16.729734220</dc:date>
    <meta:editing-duration>PT4M59S</meta:editing-duration>
    <meta:editing-cycles>1</meta:editing-cycles>
    <meta:document-statistic meta:table-count="0" meta:image-count="0" meta:object-count="0" meta:page-count="2" meta:paragraph-count="30" meta:word-count="460" meta:character-count="2891" meta:non-whitespace-character-count="2449"/>
    <meta:generator>LibreOffice/5.0.6.2$Linux_X86_64 LibreOffice_project/00m0$Build-2</meta:generator>
  </office:meta>
</office:document-meta>
</file>